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image/png" manifest:full-path="Pictures/1000000000000640000004B063BF812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solid" svg:stroke-color="#000000" draw:fill="solid" draw:fill-color="#ffffff" draw:auto-grow-height="true" draw:auto-grow-width="false" fo:max-height="0cm" fo:min-height="10.35cm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5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2.15cm"/>
    </style:style>
    <style:style style:name="pr1" style:family="presentation" style:parent-style-name="Glossy-subtitle">
      <style:graphic-properties draw:fill-color="#ffffff" draw:auto-grow-height="true" fo:min-height="13.859cm"/>
    </style:style>
    <style:style style:name="pr2" style:family="presentation" style:parent-style-name="Glossy-title">
      <style:graphic-properties fo:min-height="3.506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r6" style:family="presentation" style:parent-style-name="Glossy-title">
      <style:graphic-properties draw:auto-grow-height="true" fo:min-height="3.506cm"/>
    </style:style>
    <style:style style:name="pr7" style:family="presentation" style:parent-style-name="Glossy-subtitle">
      <style:graphic-properties draw:fill-color="#ffffff" fo:min-height="13.859cm"/>
    </style:style>
    <style:style style:name="pr8" style:family="presentation" style:parent-style-name="Glossy-outline1">
      <style:graphic-properties draw:auto-grow-height="true" fo:min-height="13.859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style:font-size-asian="28.1000003814697pt"/>
    </style:style>
    <style:style style:name="P3" style:family="paragraph">
      <style:text-properties fo:font-size="24pt"/>
    </style:style>
    <style:style style:name="P4" style:family="paragraph">
      <style:text-properties fo:font-family="'VL ゴシック'" style:font-pitch="variable" fo:font-size="20pt" style:font-size-asian="20pt" style:font-size-complex="20pt"/>
    </style:style>
    <style:style style:name="T1" style:family="text">
      <style:text-properties fo:font-size="24pt"/>
    </style:style>
    <style:style style:name="T2" style:family="text">
      <style:text-properties fo:font-family="'VL ゴシック'" style:font-pitch="variable" fo:font-size="20pt" style:font-size-asian="20pt" style:font-size-complex="20pt"/>
    </style:style>
    <style:style style:name="T3" style:family="text">
      <style:text-properties fo:color="#800000" fo:font-family="'VL ゴシック'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13.859cm" svg:x="1.4cm" svg:y="4.914cm" presentation:class="subtitle">
          <draw:text-box>
            <text:p>環境構築に使用するための</text:p>
            <text:p>Capistrano + Chef-solo</text:p>
            <text:p/>
          </draw:text-box>
        </draw:frame>
        <draw:frame presentation:style-name="pr2" draw:layer="layout" svg:width="25.199cm" svg:height="3.506cm" svg:x="1.301cm" svg:y="0cm" presentation:class="title" presentation:placeholder="true">
          <draw:text-box/>
        </draw:frame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 presentation:placeholder="true">
          <draw:text-box/>
        </draw:frame>
        <draw:frame presentation:style-name="pr4" draw:layer="layout" svg:width="25.199cm" svg:height="16.151cm" svg:x="1.4cm" svg:y="3.714cm" presentation:class="outline" presentation:user-transformed="true">
          <draw:text-box>
            <text:list text:style-name="L2">
              <text:list-item>
                <text:p>何をやるか？</text:p>
              </text:list-item>
              <text:list-item>
                <text:p>何で必要なの？</text:p>
              </text:list-item>
              <text:list-item>
                <text:p>何を使ってやるの？</text:p>
                <text:list>
                  <text:list-item>
                    <text:p>rvmって？</text:p>
                  </text:list-item>
                  <text:list-item>
                    <text:p>Capistranoって？</text:p>
                  </text:list-item>
                </text:list>
              </text:list-item>
              <text:list-item>
                <text:p>やってみよう！</text:p>
                <text:list>
                  <text:list-item>
                    <text:p>必要なgemをインストール</text:p>
                  </text:list-item>
                  <text:list-item>
                    <text:p>Capistrano設定ファイル作成</text:p>
                  </text:list-item>
                  <text:list-item>
                    <text:p>Capistranoのタスク作成</text:p>
                  </text:list-item>
                  <text:list-item>
                    <text:p>Capistrano実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何を使ってやるの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VMって？</text:p>
                <text:list>
                  <text:list-item>
                    <text:p>Rubyのインストール</text:p>
                  </text:list-item>
                  <text:list-item>
                    <text:p>Rubyのバージョン切り替え</text:p>
                  </text:list-item>
                  <text:list-item>
                    <text:p>Gemset</text:p>
                    <text:list>
                      <text:list-item>
                        <text:p>複数のgemをgroup化して切り替え可能</text:p>
                      </text:list-item>
                    </text:list>
                  </text:list-item>
                </text:list>
              </text:list-item>
              <text:list-item>
                <text:p>Capistranoって？</text:p>
                <text:list>
                  <text:list-item>
                    <text:p>タスク単位で、まとめてリモートコマンドを実行</text:p>
                  </text:list-item>
                  <text:list-item>
                    <text:p>WEBアプリをサーバーへ自動でデプロイ</text:p>
                  </text:list-item>
                  <text:list-item>
                    <text:p>SCMと連携したデプロイもでき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何を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サーバーにrubyを使える環境を簡単に構築できるようする。</text:p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何でやるか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毎回、手動でめんどう</text:p>
              </text:list-item>
              <text:list-item>
                <text:p>手順を覚えてられない</text:p>
              </text:list-item>
              <text:list-item>
                <text:p>結局いろいろやるにもRubyが必要</text:p>
                <text:list>
                  <text:list-item>
                    <text:p>→Rubyが先かchefが先か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0">
        <office:forms form:automatic-focus="false" form:apply-design-mode="false"/>
        <draw:frame presentation:style-name="pr6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7" draw:layer="layout" svg:width="25.199cm" svg:height="13.859cm" svg:x="1.4cm" svg:y="4.914cm" presentation:class="subtitle">
          <draw:text-box>
            <text:p>やってみよう!</text:p>
          </draw:text-box>
        </draw:frame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必要なgemをインストール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せっかくだからbundler使ってみよう</text:p>
                <text:list>
                  <text:list-item>
                    <text:p>Gemfile新規作成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2" draw:layer="layout" svg:width="20.2cm" svg:height="5.055cm" svg:x="3.4cm" svg:y="8.2cm">
          <draw:text-box>
            <text:p>source '<text:a xlink:href="http://rubygems.org/">http://rubygems.org</text:a>'</text:p>
            <text:p/>
            <text:p>gem 'capistrano' <text:s text:c="4"/></text:p>
            <text:p>gem 'rvm-capistrano' </text:p>
            <text:p/>
          </draw:text-box>
        </draw:frame>
        <draw:frame draw:style-name="gr3" draw:layer="layout" svg:width="20.2cm" svg:height="2.181cm" svg:x="3.4cm" svg:y="14.695cm">
          <draw:text-box>
            <text:p>$ bundle install</text:p>
            <text:p/>
          </draw:text-box>
        </draw:frame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設定ファイル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istrano用設定ファイル作成</text:p>
                <text:list>
                  <text:list-item>
                    <text:p>かぴふぁーーーーーーーーーーい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20.2cm" svg:height="6.943cm" svg:x="3.4cm" svg:y="8.2cm">
          <draw:text-box>
            <text:p><text:span text:style-name="T1">$ capify <text:s/>.</text:span></text:p>
            <text:p><text:span text:style-name="T1"/></text:p>
            <text:p><text:span text:style-name="T1">[add] writing './Capfile'</text:span></text:p>
            <text:p><text:span text:style-name="T1">[add] making directory './config'</text:span></text:p>
            <text:p><text:span text:style-name="T1">[add] writing './config/deploy.rb'</text:span></text:p>
            <text:p><text:span text:style-name="T1">[done] capified!</text:span></text:p>
            <text:p><text:span text:style-name="T1"/></text:p>
          </draw:text-box>
        </draw:frame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の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3" draw:layer="layout" svg:width="20.2cm" svg:height="12.649cm" svg:x="3.8cm" svg:y="6.4cm">
          <draw:text-box>
            <text:p><text:span text:style-name="T1"># general settings</text:span></text:p>
            <text:p><text:span text:style-name="T1">set :user, :cap01</text:span></text:p>
            <text:p><text:span text:style-name="T1">set :port, 22</text:span></text:p>
            <text:p><text:span text:style-name="T1">set :use_sudo, true</text:span></text:p>
            <text:p><text:span text:style-name="T1"/></text:p>
            <text:p><text:span text:style-name="T1"># for rvm</text:span></text:p>
            <text:p><text:span text:style-name="T1">require "rvm/capistrano"</text:span></text:p>
            <text:p><text:span text:style-name="T1">set :rvm_ruby_string, '1.9.3@demo'</text:span></text:p>
            <text:p><text:span text:style-name="T1">set :rvm_type, :user</text:span></text:p>
            <text:p><text:span text:style-name="T1">set :rvm_install_type, :stable</text:span></text:p>
            <text:p><text:span text:style-name="T1">set :rvm_install_ruby, :reinstall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の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2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4" draw:text-style-name="P4" draw:layer="layout" svg:width="24.2cm" svg:height="10.6cm" svg:x="2.4cm" svg:y="6.4cm">
          <draw:text-box>
            <text:p><text:span text:style-name="T2">pkg_for_ruby = %w[gcc-c++ patch readline readline-devel zlib zlib-devel libyaml-devel libffi-devel openssl-devel make bzip2 autoconf automake libtool bison iconv-devel]</text:span></text:p>
            <text:p><text:span text:style-name="T2"/></text:p>
            <text:p><text:span text:style-name="T2">namespace :chef do</text:span></text:p>
            <text:p><text:span text:style-name="T2"><text:s text:c="2"/></text:span><text:span text:style-name="T2">task :ruby_install do</text:span></text:p>
            <text:p><text:span text:style-name="T2"><text:s text:c="4"/></text:span><text:span text:style-name="T2">run "sudo yum install -y #{pkg_for_ruby.join(' ')}" <text:s text:c="15"/>rvm.install_rvm</text:span></text:p>
            <text:p><text:span text:style-name="T2"><text:s text:c="4"/></text:span><text:span text:style-name="T2">rvm.install_ruby</text:span></text:p>
            <text:p><text:span text:style-name="T2"><text:s text:c="2"/></text:span><text:span text:style-name="T2">end</text:span></text:p>
            <text:p><text:span text:style-name="T2">end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1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の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pfile編集</text:p>
                <text:list>
                  <text:list-item>
                    <text:p>次の行を追加</text:p>
                    <text:p/>
                    <text:p/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4.2cm" svg:height="2cm" svg:x="2.4cm" svg:y="7.9cm">
          <draw:text-box>
            <text:p><text:span text:style-name="T2">default_run_options[:pty] = true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2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実行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コマンド実行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6" draw:text-style-name="P4" draw:layer="layout" svg:width="24.2cm" svg:height="2.4cm" svg:x="2.4cm" svg:y="6.4cm">
          <draw:text-box>
            <text:p><text:span text:style-name="T2">$ capistrano chef:ruby_install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3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apistranoタスクの作成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fig/deproy編集3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4" draw:text-style-name="P4" draw:layer="layout" svg:width="24.2cm" svg:height="10.95cm" svg:x="2.4cm" svg:y="6.4cm">
          <draw:text-box>
            <text:p><text:span text:style-name="T2">pkg_for_ruby = %w[gcc-c++ patch readline readline-devel zlib zlib-devel libyaml-devel libffi-devel openssl-devel make bzip2 autoconf automake libtool bison iconv-devel]</text:span></text:p>
            <text:p><text:span text:style-name="T2"/></text:p>
            <text:p><text:span text:style-name="T2">namespace :chef do</text:span></text:p>
            <text:p><text:span text:style-name="T2"><text:s text:c="2"/></text:span><text:span text:style-name="T2">task :ruby_install do</text:span></text:p>
            <text:p><text:span text:style-name="T2"><text:s text:c="4"/></text:span><text:span text:style-name="T2">run "sudo yum install -y #{pkg_for_ruby.join(' ')}"</text:span><text:span text:style-name="T3">, :shell =&gt; :bash</text:span></text:p>
            <text:p><text:span text:style-name="T2"><text:s text:c="4"/></text:span><text:span text:style-name="T2">rvm.install_rvm</text:span></text:p>
            <text:p><text:span text:style-name="T2"><text:s text:c="4"/></text:span><text:span text:style-name="T2">rvm.install_ruby</text:span></text:p>
            <text:p><text:span text:style-name="T2"><text:s text:c="2"/></text:span><text:span text:style-name="T2">end</text:span></text:p>
            <text:p><text:span text:style-name="T2">end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4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参考情報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tp://arika.org/2009/06/10/capistrano-pty-stdio/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5cm" svg:x="3.073cm" svg:y="2.257cm" draw:page-number="15" presentation:class="page"/>
          <draw:frame presentation:style-name="pr5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7" draw:fill-hatch-name="Hatching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outline1">
      <style:graphic-properties draw:fill-color="#ffffff" draw:auto-grow-height="false" fo:min-height="13.86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番号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6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" draw:layer="backgroundobjects" svg:width="9.107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07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2-05-28T00:25:56</meta:creation-date>
    <dc:language>fi-FI</dc:language>
    <meta:editing-cycles>4</meta:editing-cycles>
    <meta:editing-duration>PT55S</meta:editing-duration>
    <meta:initial-creator>Jun Fukaya</meta:initial-creator>
    <dc:date>2012-05-28T18:37:24</dc:date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reen.otp"/>
  </office:meta>
</office:document-meta>
</file>